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10000039D6526FF269877A8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fo:min-height="1.382cm"/>
      <style:paragraph-properties style:writing-mode="lr-tb"/>
    </style:style>
    <style:style style:name="gr4" style:family="graphic" style:parent-style-name="standard">
      <style:graphic-properties svg:stroke-color="#304494" draw:fill-color="#304494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top" fo:min-height="0.7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Comic Sans MS"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14pt" style:font-size-asian="14pt" style:font-size-complex="14pt"/>
    </style:style>
    <style:style style:name="P4" style:family="paragraph">
      <loext:graphic-properties draw:fill-color="#304494"/>
      <style:paragraph-properties fo:text-align="center"/>
    </style:style>
    <style:style style:name="P5" style:family="paragraph">
      <style:paragraph-properties fo:text-align="center"/>
      <style:text-properties fo:color="#ffffff" loext:opacity="100%" style:font-name="Comic Sans MS" fo:font-size="12pt" style:font-size-asian="12pt" style:font-size-complex="12pt"/>
    </style:style>
    <style:style style:name="P6" style:family="paragraph">
      <loext:graphic-properties draw:fill="none" draw:fill-color="#ffffff"/>
      <style:text-properties fo:color="#ffffff" loext:opacity="100%" style:font-name="Comic Sans MS"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color="#ffffff" loext:opacity="100%" style:font-name="Comic Sans MS" fo:font-size="12pt" style:font-size-asian="12pt" style:font-size-complex="12pt"/>
    </style:style>
    <style:style style:name="P8" style:family="paragraph">
      <style:paragraph-properties fo:text-align="center"/>
      <style:text-properties fo:color="#ffffff" loext:opacity="100%" style:font-name="Comic Sans MS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text-properties fo:color="#ffffff" loext:opacity="100%" style:font-name="Comic Sans MS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Comic Sans MS" fo:font-size="14pt" style:font-size-asian="14pt" style:font-size-complex="14pt"/>
    </style:style>
    <style:style style:name="T2" style:family="text">
      <style:text-properties fo:color="#ffffff" loext:opacity="100%" style:font-name="Comic Sans MS" fo:font-size="12pt" style:font-size-asian="12pt" style:font-size-complex="12pt"/>
    </style:style>
    <style:style style:name="T3" style:family="text">
      <style:text-properties fo:color="#ffffff" loext:opacity="100%" style:font-name="Comic Sans MS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Comic Sans MS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Comic Sans MS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114cm" svg:height="1.476cm" svg:x="2.041cm" svg:y="1.552cm" svg:viewBox="0 0 7115 1477" svg:d="M170 281c197-155 393 22 605 19 192-3 393 99 586-19 182-111 415-81 623-76 202 5 402-75 605-57 210 18 409 180 624 133 206-45 412-81 623-95 243-16 479-33 719-56 213-20 428-20 642-19 195 1 390 62 586 19 187-42 377-82 567-114 194-33 405-21 586 95 240 154 204 447 94 642-121 215-285 459-529 510-224 47-400 153-642 114-200-32-402 47-605 38-264-13-531 10-794-19-196-22-383-75-586-76-238-2-434 151-680 19-228-123-489-12-737-19-255-8-514 37-756 132-199 78-404-48-605-56-202-8-416 10-605-76l-189-113-189-57-113-76z">
          <text:p/>
        </draw:path>
        <draw:frame draw:style-name="gr2" draw:text-style-name="P3" draw:layer="layout" svg:width="8cm" svg:height="1.75cm" svg:x="1.5cm" svg:y="1.5cm">
          <draw:text-box>
            <text:p text:style-name="P2"><text:span text:style-name="T1">ΟΥΑΟΥ ΑΥΤΟ ΕΙΝΑΙ ΠΟΛΥ ΚΑΛΥΤΕΡΟ ΣΧΕΔΙΟ.</text:span></text:p>
          </draw:text-box>
        </draw:frame>
        <draw:path draw:style-name="gr1" draw:text-style-name="P1" draw:layer="layout" svg:width="3.381cm" svg:height="1.368cm" svg:x="11.5cm" svg:y="1.631cm" svg:viewBox="0 0 3382 1369" svg:d="M379 168c217-42 440-27 659-59 216-31 426-16 639-39 210-22 437-120 639-38 211 87 428-82 578 232 106 222 338 365 458 582 136 243-229 481-458 465-217-14-433-13-639 39-201 51-404-54-598 0-250 70-450-74-679-97-202-21-389-181-599-97l-199-97-120-194-60-155z">
          <text:p/>
        </draw:path>
        <draw:frame draw:style-name="gr3" draw:text-style-name="P3" draw:layer="layout" svg:width="4.25cm" svg:height="1.632cm" svg:x="11.25cm" svg:y="1.368cm">
          <draw:text-box>
            <text:p text:style-name="P2"><text:span text:style-name="T1">ΑΣ ΤΟ ΦΤΙΑΞΟΥΜΕ.</text:span></text:p>
          </draw:text-box>
        </draw:frame>
        <draw:path draw:style-name="gr4" draw:text-style-name="P4" draw:layer="layout" svg:width="2.865cm" svg:height="0.709cm" svg:x="4.384cm" svg:y="3.29cm" svg:viewBox="0 0 2866 710" svg:d="M0 105c166-233 385-2 578-21 210-22 439-93 634 0 212 100 386-41 578-21 183 20 333 140 578 0 173-99 425 116 484 383 96 432-324 213-484 171-217-58-403-69-597-22-202 50-398 9-596 22-243 14-402-204-635-107h-204l-186-22-38 22z">
          <text:p/>
        </draw:path>
        <draw:frame draw:style-name="gr5" draw:text-style-name="P6" draw:layer="layout" svg:width="2.75cm" svg:height="1.429cm" svg:x="3.75cm" svg:y="3.321cm">
          <draw:text-box>
            <text:p text:style-name="P5"><text:span text:style-name="T2">ΚΟΥΤΙ ΜΕ ΣΠΙΡΤΑ</text:span></text:p>
          </draw:text-box>
        </draw:frame>
        <draw:path draw:style-name="gr4" draw:text-style-name="P4" draw:layer="layout" svg:width="1.778cm" svg:height="0.889cm" svg:x="7.5cm" svg:y="3.61cm" svg:viewBox="0 0 1779 890" svg:d="M147 0c192 93 401 179 605 127 187-48 378-39 569 24 174 57 465 48 458 429-7 370-286 342-477 253-211-99-403-181-624-202-194-19-405-160-586 24l-92-24z">
          <text:p/>
        </draw:path>
        <draw:frame draw:style-name="gr5" draw:text-style-name="P6" draw:layer="layout" svg:width="2.75cm" svg:height="1cm" svg:x="7cm" svg:y="3.5cm">
          <draw:text-box>
            <text:p text:style-name="P5"><text:span text:style-name="T2">ΣΠΙΡΤΟ</text:span></text:p>
          </draw:text-box>
        </draw:frame>
        <draw:path draw:style-name="gr4" draw:text-style-name="P4" draw:layer="layout" svg:width="3.83cm" svg:height="1.306cm" svg:x="11.169cm" svg:y="3.074cm" svg:viewBox="0 0 3831 1307" svg:d="M0 120c225 60 451-35 676 0 211 32 420 29 636 38 239 10 482 73 716 19 214-49 425-56 635-94 217-39 436-70 656-76 182-6 500-56 512 227 9 202-107 387-122 586-25 324-368 258-554 396-181 134-444 9-655 57-249 57-482 32-718 0-229-31-450-89-675-132-219-42-453-1-635-151l-226 75-62 38z">
          <text:p/>
        </draw:path>
        <draw:path draw:style-name="gr4" draw:text-style-name="P4" draw:layer="layout" svg:width="3.484cm" svg:height="1.729cm" svg:x="3.439cm" svg:y="5.02cm" svg:viewBox="0 0 3485 1730" svg:d="M0 8c196-20 394 0 586 41 241 53 479-30 718-21 215 9 424 104 643 104 221 0 428 118 643 165 203 46 357-63 585-62 236 1 454 230 189 434-216 167-409 107-604 63-293-67-393 197-548 392-209 264-424 524-719 579-198 36-401 41-604-21-227-70-391-246-624-268l-189 40z">
          <text:p/>
        </draw:path>
        <draw:path draw:style-name="gr4" draw:text-style-name="P4" draw:layer="layout" svg:width="2.625cm" svg:height="1.806cm" svg:x="13.135cm" svg:y="5cm" svg:viewBox="0 0 2626 1807" svg:d="M37 0c181 99 365 156 605 164 235 7 426 280 662 304 189 20 386-5 567-94 189-93 420-307 604-140 221 200 61 571 133 867 56 227-13 608-303 585-259-22-522 29-775 94-204 52-407 22-604-24-225-52-405-266-624-351l-227-47h-75z">
          <text:p/>
        </draw:path>
        <draw:frame draw:style-name="gr5" draw:text-style-name="P6" draw:layer="layout" svg:width="2.75cm" svg:height="1cm" svg:x="11cm" svg:y="3cm">
          <draw:text-box>
            <text:p text:style-name="P5"><text:span text:style-name="T2">ΟΜΠΡΕΛΑ</text:span></text:p>
          </draw:text-box>
        </draw:frame>
        <draw:frame draw:style-name="gr6" draw:text-style-name="P7" draw:layer="layout" svg:width="3.75cm" svg:height="1.429cm" svg:x="3cm" svg:y="5.071cm">
          <draw:text-box>
            <text:p text:style-name="P5"><text:span text:style-name="T2">ΣΤΥΛΟΣ ΑΠΟ ΤΗΛΕΣΚΟΠΙΟ</text:span></text:p>
          </draw:text-box>
        </draw:frame>
        <draw:frame draw:style-name="gr5" draw:text-style-name="P9" draw:layer="layout" svg:width="2.75cm" svg:height="1cm" svg:x="11.75cm" svg:y="5.25cm">
          <draw:text-box>
            <text:p text:style-name="P8"><text:span text:style-name="T3">ΩΘΗΤΗΣ</text:span></text:p>
          </draw:text-box>
        </draw:frame>
        <draw:path draw:style-name="gr1" draw:text-style-name="P1" draw:layer="layout" svg:width="1.913cm" svg:height="1.035cm" svg:x="3.383cm" svg:y="9.684cm" svg:viewBox="0 0 1914 1036" svg:d="M151 68c242-20 481 119 718 76 209-37 420-214 605-114 237 129 383 410 435 700 56 312-333 314-511 302-196-13-400 3-586-57-213-68-414-169-623-245l-189-19h19z">
          <text:p/>
        </draw:path>
        <draw:frame draw:style-name="gr7" draw:text-style-name="P3" draw:layer="layout" svg:width="3.25cm" svg:height="1cm" svg:x="2.5cm" svg:y="9.5cm">
          <draw:text-box>
            <text:p text:style-name="P2"><text:span text:style-name="T1">ΠΑΜΕ</text:span><text:span text:style-name="T4">!</text:span></text:p>
          </draw:text-box>
        </draw:frame>
        <draw:path draw:style-name="gr1" draw:text-style-name="P1" draw:layer="layout" svg:width="1.521cm" svg:height="0.612cm" svg:x="1.228cm" svg:y="10.856cm" svg:viewBox="0 0 1522 613" svg:d="M0 540c249 82 542 105 854 19 245-67 639 0 667-245 31-277-400-214-604-284-213-73-416 15-625-19l-145 38z">
          <text:p/>
        </draw:path>
        <draw:frame draw:style-name="gr3" draw:text-style-name="P3" draw:layer="layout" svg:width="4.25cm" svg:height="1.632cm" svg:x="11.25cm" svg:y="1.368cm">
          <draw:text-box>
            <text:p text:style-name="P2"><text:span text:style-name="T1">ΑΣ ΤΟ ΦΤΙΑΞΟΥΜΕ.</text:span></text:p>
          </draw:text-box>
        </draw:frame>
        <draw:frame draw:style-name="gr7" draw:text-style-name="P11" draw:layer="layout" svg:width="2.5cm" svg:height="1cm" svg:x="1cm" svg:y="10.75cm">
          <draw:text-box>
            <text:p text:style-name="P10"><text:span text:style-name="T5">ΚΑΚ.</text:span></text:p>
          </draw:text-box>
        </draw:frame>
        <draw:path draw:style-name="gr1" draw:text-style-name="P1" draw:layer="layout" svg:width="1.192cm" svg:height="0.946cm" svg:x="16.253cm" svg:y="10.544cm" svg:viewBox="0 0 1193 947" svg:d="M0 248c196-186 468-136 699-227 189-75 400 54 454 321 43 209 108 440-152 473-210 27-410 139-623 113l-189 19h-170z">
          <text:p/>
        </draw:path>
        <draw:frame draw:style-name="gr7" draw:text-style-name="P11" draw:layer="layout" svg:width="2.5cm" svg:height="1cm" svg:x="15.75cm" svg:y="11cm">
          <draw:text-box>
            <text:p text:style-name="P10"><text:span text:style-name="T5">ΒΡΡΡ</text:span></text:p>
          </draw:text-box>
        </draw:frame>
        <draw:path draw:style-name="gr1" draw:text-style-name="P1" draw:layer="layout" svg:width="1.114cm" svg:height="0.645cm" svg:x="16.272cm" svg:y="11.941cm" svg:viewBox="0 0 1115 646" svg:d="M0 381c166-145 331-336 567-359 192-19 544-91 548 189 5 316-390 152-567 303l-208 75-151 57z">
          <text:p/>
        </draw:path>
        <draw:frame draw:style-name="gr7" draw:text-style-name="P11" draw:layer="layout" svg:width="2.5cm" svg:height="1cm" draw:transform="rotate (0.155508836352695) translate (15.5cm 12.137cm)">
          <draw:text-box>
            <text:p text:style-name="P10"><text:span text:style-name="T5">ΚΑΚ</text:span></text:p>
          </draw:text-box>
        </draw:frame>
        <draw:path draw:style-name="gr1" draw:text-style-name="P1" draw:layer="layout" svg:width="1.721cm" svg:height="1.052cm" svg:x="2.967cm" svg:y="17.308cm" svg:viewBox="0 0 1722 1053" svg:d="M0 665c117-240 344-352 567-453 191-87 366-231 586-152 196 70 535-252 567 133 18 214-116 396-227 567-142 219-424 236-661 264-209 24-451 83-624-94l-170-19z">
          <text:p/>
        </draw:path>
        <draw:frame draw:style-name="gr7" draw:text-style-name="P11" draw:layer="layout" svg:width="2.5cm" svg:height="1cm" draw:transform="rotate (0.344877060194079) translate (2.068cm 18.008cm)">
          <draw:text-box>
            <text:p text:style-name="P10"><text:span text:style-name="T5">ΒΡΡΡΡ</text:span></text:p>
          </draw:text-box>
        </draw:frame>
        <draw:path draw:style-name="gr1" draw:text-style-name="P1" draw:layer="layout" svg:width="1.608cm" svg:height="1.217cm" svg:x="7.956cm" svg:y="17.001cm" svg:viewBox="0 0 1609 1218" svg:d="M0 504c171-244 426-202 624-358 187-148 405-85 605-138 262-69 401 323 378 578-31 340-329 491-567 522-225 29-428-165-643 0l-189 83-75 27z">
          <text:p/>
        </draw:path>
        <draw:frame draw:style-name="gr7" draw:text-style-name="P11" draw:layer="layout" svg:width="2.5cm" svg:height="1cm" draw:transform="rotate (0.185703032412197) translate (7.266cm 17.683cm)">
          <draw:text-box>
            <text:p text:style-name="P10"><text:span text:style-name="T5">ΒΡΡΡΡ</text:span></text:p>
          </draw:text-box>
        </draw:frame>
        <draw:path draw:style-name="gr1" draw:text-style-name="P1" draw:layer="layout" svg:width="1.319cm" svg:height="1.021cm" svg:x="12.549cm" svg:y="17.329cm" svg:viewBox="0 0 1320 1022" svg:d="M151 380c252-54 341-408 605-378 253 29 167 342 453 453 323 126-145 468-321 510-203 49-420-25-624 38l-208 19-56-19z">
          <text:p/>
        </draw:path>
        <draw:frame draw:style-name="gr7" draw:text-style-name="P11" draw:layer="layout" svg:width="2.5cm" svg:height="1cm" draw:transform="rotate (0.185703032412197) translate (11.75cm 17.962cm)">
          <draw:text-box>
            <text:p text:style-name="P10"><text:span text:style-name="T5">ΒΡΡΡΡ</text:span></text:p>
          </draw:text-box>
        </draw:frame>
        <draw:path draw:style-name="gr1" draw:text-style-name="P1" draw:layer="layout" svg:width="3.898cm" svg:height="1.094cm" svg:x="5.688cm" svg:y="19.312cm" svg:viewBox="0 0 3899 1095" svg:d="M0 154c189-19 377-45 567-56 213-13 428-60 643-38 214 21 429 49 643 75 240 29 483-37 718-94 190-46 391-32 586-19 198 12 392-68 585 19 342 152 33 418-56 586-121 227-343 542-643 453-198-60-395-86-586-170-183-82-390-212-586-151-208 64-405 185-623 170-223-17-442 25-662 38h-189-19z">
          <text:p/>
        </draw:path>
        <draw:frame draw:style-name="gr7" draw:text-style-name="P11" draw:layer="layout" svg:width="2.5cm" svg:height="1cm" draw:transform="rotate (0.020943951023932) translate (6.311cm 19.304cm)">
          <draw:text-box>
            <text:p text:style-name="P10"><text:span text:style-name="T5">ΦΓΟΥΜΠ</text:span></text:p>
          </draw:text-box>
        </draw:frame>
        <draw:path draw:style-name="gr1" draw:text-style-name="P1" draw:layer="layout" svg:width="1.762cm" svg:height="0.627cm" svg:x="10.829cm" svg:y="19.18cm" svg:viewBox="0 0 1763 628" svg:d="M0 211c161-198 412-110 624-170 195-55 405-48 604-19 186 27 405-61 511 226 125 337-269 246-397 265-206 31-390 129-605 113-189-14-379 0-567 0z">
          <text:p/>
        </draw:path>
        <draw:frame draw:style-name="gr7" draw:text-style-name="P11" draw:layer="layout" svg:width="2.5cm" svg:height="1cm" draw:transform="rotate (0.365297412442413) translate (10.308cm 19.816cm)">
          <draw:text-box>
            <text:p text:style-name="P10"><text:span text:style-name="T5">ΦΓΟΥΣΣ</text:span></text:p>
          </draw:text-box>
        </draw:frame>
        <draw:path draw:style-name="gr1" draw:text-style-name="P1" draw:layer="layout" svg:width="1.706cm" svg:height="0.928cm" svg:x="17.254cm" svg:y="19.917cm" svg:viewBox="0 0 1707 929" svg:d="M0 286c190-89 422-44 586-208 175-175 389 0 586 0 184 0 489-200 529 152 19 167 14 509-283 453-202-38-399-91-605-57l-189 38-227 170-132 95z">
          <text:p/>
        </draw:path>
        <draw:frame draw:style-name="gr7" draw:text-style-name="P13" draw:layer="layout" svg:width="2.5cm" svg:height="1cm" draw:transform="rotate (0.365297412442413) translate (17.25cm 20.393cm)">
          <draw:text-box>
            <text:p text:style-name="P12"><text:span text:style-name="T6">ΠΣΣΣΣΣ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B10000039D6526FF269877A8CE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19:22:07.973942282</meta:creation-date>
    <dc:date>2023-05-07T20:02:43.732093964</dc:date>
    <meta:editing-duration>PT9M6S</meta:editing-duration>
    <meta:editing-cycles>1</meta:editing-cycles>
    <meta:document-statistic meta:object-count="35"/>
    <meta:generator>LibreOffice/7.3.7.2$Linux_X86_64 LibreOffice_project/30$Build-2</meta:generator>
  </office:meta>
</office:document-meta>
</file>